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plan</text:p>
      <text:p text:style-name="P1"/>
      <text:p text:style-name="P1">Manual Testing</text:p>
      <text:p text:style-name="Standard"> - Empty Field tests</text:p>
      <text:p text:style-name="Standard"><text:tab/>Self explanatory. Don't enter data; see what happens. Enter certain fields and leave others blank. Test all fields left blank as well.</text:p>
      <text:p text:style-name="Standard">-Test algorithms functions</text:p>
      <text:p text:style-name="Standard"> - Smoke tests from spreadsheet</text:p>
      <text:p text:style-name="Standard"><text:tab/>Generate several examples using the spreadsheet. Enter same inputs into GUI and compare outputs. </text:p>
      <text:p text:style-name="Standard"> - Print testing</text:p>
      <text:p text:style-name="Standard"><text:tab/>Print function. Does it work.</text:p>
      <text:p text:style-name="Standard"> - Executable run-tests</text:p>
      <text:p text:style-name="Standard"><text:tab/></text:p>
      <text:p text:style-name="Standard">Automatic Testing</text:p>
      <text:p text:style-name="Standard"> - Calculation module testing</text:p>
      <text:p text:style-name="Standard"> - Save/Open testing</text:p>
      <text:p text:style-name="Standard"> -Random input generation, save to file, open file,compare to generated</text:p>
      <text:p text:style-name="Standard"> - Mutation testing (using spreadsheet examples?)</text:p>
      <text:p text:style-name="Standard"> - Random testing --&gt; Oracle problem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6T13:48:43</meta:creation-date>
    <meta:editing-duration>PT00H07M38S</meta:editing-duration>
    <meta:editing-cycles>2</meta:editing-cycles>
    <meta:generator>OpenOffice.org/3.2$Linux OpenOffice.org_project/320m12$Build-9483</meta:generator>
    <meta:initial-creator>Brian Rocks</meta:initial-creator>
    <meta:document-statistic meta:table-count="0" meta:image-count="0" meta:object-count="0" meta:page-count="1" meta:paragraph-count="17" meta:word-count="95" meta:character-count="628"/>
    <dc:date>2011-12-16T13:56:16</dc:date>
    <dc:creator>Brian Rocks</dc:creator>
  </office:meta>
</office:document-meta>
</file>